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4cm"/>
    </style:style>
    <style:style style:name="pr2" style:family="presentation" style:parent-style-name="Default-notes">
      <style:graphic-properties draw:fill-color="#ffffff" draw:auto-grow-height="true" fo:min-height="12.572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8cm"/>
    </style:style>
    <style:style style:name="P1" style:family="paragraph">
      <style:paragraph-properties fo:text-align="start"/>
    </style:style>
    <style:style style:name="P2" style:family="paragraph">
      <style:text-properties fo:font-size="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6.254cm" svg:x="1.4cm" svg:y="0.837cm" presentation:class="subtitle">
          <draw:text-box>
            <text:p>Linux monitoring and debugging</text:p>
            <text:p>Mark Veltzer</text:p>
            <text:p><text:span text:style-name="T1">mark@veltzer.net</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draw:frame presentation:style-name="pr1" draw:layer="layout" svg:width="25.199cm" svg:height="16.254cm" svg:x="1.4cm" svg:y="0.837cm" presentation:class="subtitle">
          <draw:text-box>
            <text:p>The kernel</text:p>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Kernel definition</text:p>
          </draw:text-box>
        </draw:frame>
        <draw:frame presentation:style-name="pr5" draw:layer="layout" svg:width="25.199cm" svg:height="12.178cm" svg:x="1.4cm" svg:y="4.914cm" presentation:class="outline">
          <draw:text-box>
            <text:list text:style-name="L2">
              <text:list-item>
                <text:p>This is what most people think:</text:p>
                <text:list>
                  <text:list-item>
                    <text:p text:style-name="P1">Manage memory</text:p>
                  </text:list-item>
                  <text:list-item>
                    <text:p text:style-name="P1">Manage cpu</text:p>
                  </text:list-item>
                  <text:list-item>
                    <text:p text:style-name="P1">API to hardware</text:p>
                  </text:list-item>
                </text:list>
              </text:list-item>
              <text:list-item>
                <text:p text:style-name="P1">These are all right but secondary definitions.</text:p>
              </text:list-item>
              <text:list-item>
                <text:p text:style-name="P1">Real kernel definition is all about security and stability.</text:p>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506cm" svg:x="1.4cm" svg:y="0.837cm" presentation:class="title">
          <draw:text-box>
            <text:p>Secure kernel - definition</text:p>
          </draw:text-box>
        </draw:frame>
        <draw:frame presentation:style-name="pr5" draw:layer="layout" svg:width="25.199cm" svg:height="12.178cm" svg:x="1.4cm" svg:y="4.914cm" presentation:class="outline">
          <draw:text-box>
            <text:list text:style-name="L2">
              <text:list-item>
                <text:p>Secure Kernel - “<text:span text:style-name="T1">a piece of software that enables other pieces of software to run and guarantees that any piece of software does not cause harm (in certain predefined ways) to other pieces of software or to the OS itself...”</text:span></text:p>
              </text:list-item>
              <text:list-item>
                <text:p><text:span text:style-name="T2">Note: round about hard could be caused (wasting resources out of a shared pool is an example)</text:span></text:p>
              </text:list-item>
              <text:list-item>
                <text:p><text:span text:style-name="T2">Note: we still want to allow to code in assembly or assembly driven languages (like C/C++) and keep the definition</text:span></text:p>
              </text:list-item>
              <text:list-item>
                <text:p><text:span text:style-name="T2">Note: the kernel has nothing to do with providing the applications themselves and has nothing to do with GUI</text:span></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draw:text-box>
            <text:p>Why is the definition important?</text:p>
          </draw:text-box>
        </draw:frame>
        <draw:frame presentation:style-name="pr5" draw:layer="layout" svg:width="25.199cm" svg:height="12.178cm" svg:x="1.4cm" svg:y="4.914cm" presentation:class="outline">
          <draw:text-box>
            <text:list text:style-name="L2">
              <text:list-item>
                <text:p>Business reasons – selling software and supporting it</text:p>
              </text:list-item>
              <text:list-item>
                <text:p>Technical reasons – aid in debugging</text:p>
              </text:list-item>
              <text:list-item>
                <text:p>Technical reasons – tool of integration</text:p>
              </text:list-item>
              <text:list-item>
                <text:p>Utilization reasons – putting many users on the same computer</text:p>
              </text:list-item>
              <text:list-item>
                <text:p>Security reasons – provides layers of defense</text:p>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presentation:user-transformed="true">
          <draw:text-box>
            <text:p>How is the kernel implemented to achieve this?</text:p>
          </draw:text-box>
        </draw:frame>
        <draw:frame presentation:style-name="pr5" draw:layer="layout" svg:width="25.199cm" svg:height="12.178cm" svg:x="1.4cm" svg:y="4.914cm" presentation:class="outline">
          <draw:text-box>
            <text:list text:style-name="L2">
              <text:list-item>
                <text:p>Implementation is based on hardware.</text:p>
              </text:list-item>
              <text:list-item>
                <text:p>Main components will be</text:p>
                <text:list>
                  <text:list-item>
                    <text:p>Security bit in the CPU</text:p>
                  </text:list-item>
                  <text:list-item>
                    <text:p>Allowed/not allowed machine instructions</text:p>
                  </text:list-item>
                  <text:list-item>
                    <text:p>MMU</text:p>
                  </text:list-item>
                  <text:list-item>
                    <text:p>Hardware clocks</text:p>
                  </text:list-item>
                  <text:list-item>
                    <text:p>Syscall instruction</text:p>
                  </text:list-item>
                </text:list>
              </text:list-item>
              <text:list-item>
                <text:p>(long discussion will now follow)</text:p>
              </text:list-item>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draw:text-box>
            <text:p>Kernel/userspace interfaces</text:p>
          </draw:text-box>
        </draw:frame>
        <draw:frame presentation:style-name="pr5" draw:layer="layout" svg:width="25.199cm" svg:height="12.178cm" svg:x="1.4cm" svg:y="4.914cm" presentation:class="outline">
          <draw:text-box>
            <text:list text:style-name="L2">
              <text:list-item>
                <text:p>Main interface: syscalls</text:p>
                <text:list>
                  <text:list-item>
                    <text:p>About 200-300 of those (some are architecture dependent)</text:p>
                  </text:list-item>
                  <text:list-item>
                    <text:p>Each system has it's own definition of those</text:p>
                  </text:list-item>
                  <text:list-item>
                    <text:p>Very strong effort to be backwards compatible in Linux</text:p>
                  </text:list-item>
                  <text:list-item>
                    <text:p>Section 2 of the manual page system is dedicated to those</text:p>
                  </text:list-item>
                  <text:list-item>
                    <text:p>See “man 2 syscalls” to see a list of all of those</text:p>
                  </text:list-item>
                  <text:list-item>
                    <text:p>Every couple of years some new syscalls appear</text:p>
                  </text:list-item>
                  <text:list-item>
                    <text:p>Usually used from C/C++ but could be used from assembly or other languages as well</text:p>
                  </text:list-item>
                  <text:list-item>
                    <text:p>Simple syscall is in the order of microseconds (getpid()?!?).</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3.506cm" svg:x="1.4cm" svg:y="0.837cm" presentation:class="title">
          <draw:text-box>
            <text:p>System call complexity</text:p>
          </draw:text-box>
        </draw:frame>
        <draw:frame presentation:style-name="pr5" draw:layer="layout" svg:width="25.199cm" svg:height="12.178cm" svg:x="1.4cm" svg:y="4.914cm" presentation:class="outline">
          <draw:text-box>
            <text:list text:style-name="L2">
              <text:list-item>
                <text:p>System calls are wrapped by the standard C library.</text:p>
              </text:list-item>
              <text:list-item>
                <text:p>Linux has several of these:</text:p>
                <text:list>
                  <text:list-item>
                    <text:p>glibc – for large (desktop, server)</text:p>
                  </text:list-item>
                  <text:list-item>
                    <text:p>uclibc – for smaller embedded devices</text:p>
                  </text:list-item>
                  <text:list-item>
                    <text:p>bionic – special implementation for android</text:p>
                  </text:list-item>
                  <text:list-item>
                    <text:p>And more...</text:p>
                  </text:list-item>
                </text:list>
              </text:list-item>
              <text:list-item>
                <text:p>Some system calls are not wrapped – mainly because they are considered too complicated to be used by regular C/C++ programmers.</text:p>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draw:text-box>
            <text:p>System call complexity</text:p>
          </draw:text-box>
        </draw:frame>
        <draw:frame presentation:style-name="pr5" draw:layer="layout" svg:width="25.199cm" svg:height="12.178cm" svg:x="1.4cm" svg:y="4.914cm" presentation:class="outline">
          <draw:text-box>
            <text:list text:style-name="L2">
              <text:list-item>
                <text:p>When designing system calls kernel programmers prefer flexibility over simplicity.</text:p>
              </text:list-item>
              <text:list-item>
                <text:p>That is why some system calls are hard (e.g. futex(2), clone(2), …)</text:p>
              </text:list-item>
              <text:list-item>
                <text:p>That is OK. The idea is that these calls will be wrapped by userspace (e.g. pthread_create(3)).</text:p>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draw:text-box>
            <text:p>libc is critical for performance</text:p>
          </draw:text-box>
        </draw:frame>
        <draw:frame presentation:style-name="pr5" draw:layer="layout" svg:width="25.199cm" svg:height="12.178cm" svg:x="1.4cm" svg:y="4.914cm" presentation:class="outline">
          <draw:text-box>
            <text:list text:style-name="L2">
              <text:list-item>
                <text:p>The standard c library of your system is a shared library linked in to almost every executable in the system.</text:p>
              </text:list-item>
              <text:list-item>
                <text:p>It is more efficient than you will ever be.</text:p>
              </text:list-item>
              <text:list-item>
                <text:p>Example and discussion: how is memcpy(3) implemented? How would you do it? How does the libc library do it?</text:p>
              </text:list-item>
              <text:list-item>
                <text:p>Conclusion: learn the libc API well and use it as much as you can.</text:p>
              </text:list-item>
              <text:list-item>
                <text:p>Libc tries very hard to be backwards compatible so you will not get in trouble for using it's full API.</text:p>
              </text:list-item>
              <text:list-item>
                <text:p>Install the <text:span text:style-name="T1">“glibc-doc” </text:span><text:span text:style-name="T2">package and do </text:span><text:span text:style-name="T1">“info libc” </text:span><text:span text:style-name="T2">to get the libraries full documentation.</text:span></text:p>
              </text:list-item>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draw:text-box>
            <text:p>Kernel/Userspace interfaces</text:p>
          </draw:text-box>
        </draw:frame>
        <draw:frame presentation:style-name="pr5" draw:layer="layout" svg:width="25.199cm" svg:height="12.178cm" svg:x="1.4cm" svg:y="4.914cm" presentation:class="outline">
          <draw:text-box>
            <text:list text:style-name="L2">
              <text:list-item>
                <text:p>Virtual filesystems</text:p>
              </text:list-item>
              <text:list-item>
                <text:p>Most famous are /proc and /sys</text:p>
              </text:list-item>
              <text:list-item>
                <text:p>See /proc/filesystems</text:p>
              </text:list-item>
              <text:list-item>
                <text:p>More of these appear every day...:)</text:p>
              </text:list-item>
              <text:list-item>
                <text:p>Used for many things: debugging the kernel/userspace, monitoring, operational, devices, …</text:p>
              </text:list-item>
              <text:list-item>
                <text:p>Has a little more cost than regular syscall because you need several real syscalls to access and printing and scanning on the actual information.</text:p>
              </text:list-item>
              <text:list-item>
                <text:p>Virtual file system API is not intended for “regular” program use (otherwise it would be a syscall which is cheaper).</text:p>
              </text:list-item>
              <text:list-item>
                <text:p>Virtual file system API is more subject to change than system calls.</text:p>
              </text:list-item>
            </text:list>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draw:text-box>
            <text:p>How much do content switches cost?</text:p>
          </draw:text-box>
        </draw:frame>
        <draw:frame presentation:style-name="pr5" draw:layer="layout" svg:width="25.199cm" svg:height="12.178cm" svg:x="1.4cm" svg:y="4.914cm" presentation:class="outline">
          <draw:text-box>
            <text:list text:style-name="L2">
              <text:list-item>
                <text:p>Around 1/0.5/0.25 usec</text:p>
              </text:list-item>
              <text:list-item>
                <text:p>Do context switches between processes cost more than context switches between threads? Not really. Just 50% more.</text:p>
              </text:list-item>
              <text:list-item>
                <text:p>This is a lot less than what most people think.</text:p>
              </text:list-item>
              <text:list-item>
                <text:p>This leads to a long debate about whether multi-threading or multi-processing or maybe a combo of the two is the best programming paradigm for user space apps.</text:p>
              </text:list-item>
            </text:list>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3.506cm" svg:x="1.4cm" svg:y="0.837cm" presentation:class="title">
          <draw:text-box>
            <text:p>The Linux scheduler</text:p>
          </draw:text-box>
        </draw:frame>
        <draw:frame presentation:style-name="pr5" draw:layer="layout" svg:width="25.199cm" svg:height="12.178cm" svg:x="1.4cm" svg:y="4.914cm" presentation:class="outline">
          <draw:text-box>
            <text:list text:style-name="L2">
              <text:list-item>
                <text:p>Linux has no threads – just processes.</text:p>
              </text:list-item>
              <text:list-item>
                <text:p>Processes can share little (e.g. when created with fork(2))</text:p>
              </text:list-item>
              <text:list-item>
                <text:p>Or can share a lot (e.g. when created with clone(2)).</text:p>
              </text:list-item>
              <text:list-item>
                <text:p>That is also why their ids look similar.</text:p>
              </text:list-item>
              <text:list-item>
                <text:p>A multi threaded program in Linux is actually a process group</text:p>
              </text:list-item>
              <text:list-item>
                <text:p>That is ok – you can still think of your threads as threads and not processes.</text:p>
              </text:list-item>
              <text:list-item>
                <text:p>ps(1) will only show you process group leaders and that is why you have to give it the -L flag to see threads.</text:p>
              </text:list-item>
            </text:list>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The Linux scheduler</text:p>
          </draw:text-box>
        </draw:frame>
        <draw:frame presentation:style-name="pr5" draw:layer="layout" svg:width="25.199cm" svg:height="12.178cm" svg:x="1.4cm" svg:y="4.914cm" presentation:class="outline">
          <draw:text-box>
            <text:list text:style-name="L2">
              <text:list-item>
                <text:p>Has several scheduling classes but the most interesting are OTHER, FIFO and RR</text:p>
              </text:list-item>
              <text:list-item>
                <text:p>OTHER is for regular processes with soft scheduling and no starvation. Priority is -20 to 20 where -20 to 0 are reserved for root where lower is higher priority</text:p>
              </text:list-item>
              <text:list-item>
                <text:p>FIFO and RR are for real time processes. You need to have special privilege to run these. Does hard scheduling. Priority is 0-150 but only 0-99 for users (100-150 reserved for kernel internal use). Higher is better. FIFO guarantees no context switches and so is “harder” while RR does context switches between processes with the same priority. Misuse can lead to a hung system.</text:p>
              </text:list-item>
              <text:list-item>
                <text:p>Linux uses the scheduler to schedule kernel internal threads as well as user processes. </text:p>
              </text:list-item>
            </text:list>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3.506cm" svg:x="1.4cm" svg:y="0.837cm" presentation:class="title">
          <draw:text-box>
            <text:p>Kernel contexts</text:p>
          </draw:text-box>
        </draw:frame>
        <draw:frame presentation:style-name="pr5" draw:layer="layout" svg:width="25.199cm" svg:height="12.178cm" svg:x="1.4cm" svg:y="4.914cm" presentation:class="outline">
          <draw:text-box>
            <text:list text:style-name="L2">
              <text:list-item>
                <text:p>When programming in the kernel you deal with 3 main contexts:</text:p>
                <text:list>
                  <text:list-item>
                    <text:p>User/passive/program context – when serving syscalls.</text:p>
                  </text:list-item>
                  <text:list-item>
                    <text:p>Interrupt context – when serving hardware</text:p>
                  </text:list-item>
                  <text:list-item>
                    <text:p>BH (botton half) context – when doing “completion” work. Kernel threads are here.</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layer="layout" svg:width="25.199cm" svg:height="3.506cm" svg:x="1.4cm" svg:y="0.837cm" presentation:class="title">
          <draw:text-box>
            <text:p>Kernel/userspace contract</text:p>
          </draw:text-box>
        </draw:frame>
        <draw:frame presentation:style-name="pr5" draw:layer="layout" svg:width="25.199cm" svg:height="12.178cm" svg:x="1.4cm" svg:y="4.914cm" presentation:class="outline" presentation:user-transformed="true">
          <draw:text-box>
            <text:list text:style-name="L2">
              <text:list-item>
                <text:p>Boot sequences: hardware → bios → bootloader → kernel → userspace</text:p>
              </text:list-item>
              <text:list-item>
                <text:p>Kernel only runs one program in userspace: /sbin/init.</text:p>
              </text:list-item>
              <text:list-item>
                <text:p>You can put your own program to replace it. But really you don't want to do that.</text:p>
              </text:list-item>
              <text:list-item>
                <text:p>Any other program will be a descendant of init.</text:p>
              </text:list-item>
              <text:list-item>
                <text:p>That is why init(1) will always have pid==1.</text:p>
              </text:list-item>
              <text:list-item>
                <text:p>When init(1) the system shuts down.</text:p>
              </text:list-item>
            </text:list>
          </draw:text-box>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3.506cm" svg:x="1.4cm" svg:y="0.837cm" presentation:class="title">
          <draw:text-box>
            <text:p>Shutdown sequence</text:p>
          </draw:text-box>
        </draw:frame>
        <draw:frame presentation:style-name="pr5" draw:layer="layout" svg:width="25.199cm" svg:height="12.178cm" svg:x="1.4cm" svg:y="4.914cm" presentation:class="outline">
          <draw:text-box>
            <text:list text:style-name="L2">
              <text:list-item>
                <text:p>The kernel sends signal SIGTERM to all running processes.</text:p>
              </text:list-item>
              <text:list-item>
                <text:p>Processes have a chance to respond and “clean up” before dying.</text:p>
              </text:list-item>
              <text:list-item>
                <text:p>Anyone left standing after some time (2 seconds – configurable) is killed.</text:p>
              </text:list-item>
              <text:list-item>
                <text:p>So SIGTERM is not a good time to go do long tasks.</text:p>
              </text:list-item>
              <text:list-item>
                <text:p>Writing a program that shuts itself down cleanly and quickly when asked to is really hard for programmers.</text:p>
              </text:list-item>
            </text:list>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layer="layout" svg:width="25.199cm" svg:height="3.506cm" svg:x="1.4cm" svg:y="0.837cm" presentation:class="title">
          <draw:text-box>
            <text:p>User space programming contexts</text:p>
          </draw:text-box>
        </draw:frame>
        <draw:frame presentation:style-name="pr5" draw:layer="layout" svg:width="25.199cm" svg:height="12.178cm" svg:x="1.4cm" svg:y="4.914cm" presentation:class="outline">
          <draw:text-box>
            <text:list text:style-name="L2">
              <text:list-item>
                <text:p>Linux derives it's user space programming model from it's UNIX ancestry so it has two modes in user space:</text:p>
                <text:list>
                  <text:list-item>
                    <text:p>Regular context – this is where most standard programming takes place.</text:p>
                  </text:list-item>
                  <text:list-item>
                    <text:p>Signal context – asynchronous context that enables signal delivery from the OS or other processes.</text:p>
                  </text:list-item>
                </text:list>
              </text:list-item>
              <text:list-item>
                <text:p>Programmers often find it hard to work with the signal context and so avoid the signal asynchronous model of programming in favor of the regular, synchronous one.</text:p>
              </text:list-item>
              <text:list-item>
                <text:p>Unlike old style UNIX Linux supports doing almost everything in a regular, synchronous way (sigh of relief...).</text:p>
              </text:list-item>
            </text:list>
          </draw:text-box>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32">
        <office:forms form:automatic-focus="false" form:apply-design-mode="false"/>
        <draw:frame presentation:style-name="pr1" draw:layer="layout" svg:width="25.199cm" svg:height="16.254cm" svg:x="1.4cm" svg:y="0.837cm" presentation:class="subtitle">
          <draw:text-box>
            <text:p>Memory allocation</text:p>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mory allocation and consumption</text:p>
          </draw:text-box>
        </draw:frame>
        <draw:frame presentation:style-name="pr5" draw:layer="layout" svg:width="25.199cm" svg:height="12.178cm" svg:x="1.4cm" svg:y="4.914cm" presentation:class="outline">
          <draw:text-box>
            <text:list text:style-name="L2">
              <text:list-item>
                <text:p>malloc(3) is not a system call</text:p>
                <text:list>
                  <text:list-item>
                    <text:p>A system call is to dear for this (usec range)</text:p>
                  </text:list-item>
                  <text:list-item>
                    <text:p>The kernel does not care much about C as a programming language</text:p>
                  </text:list-item>
                  <text:list-item>
                    <text:p>The kernel does not care and wants to allow many different ways of implementing memory allocation algorithms in user space</text:p>
                  </text:list-item>
                  <text:list-item>
                    <text:p>malloc(3) is the basis of new and delete in C++ and so should be quick</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3.506cm" svg:x="1.4cm" svg:y="0.837cm" presentation:class="title">
          <draw:text-box>
            <text:p>How ram is allocated</text:p>
          </draw:text-box>
        </draw:frame>
        <draw:frame presentation:style-name="pr5" draw:layer="layout" svg:width="25.199cm" svg:height="12.178cm" svg:x="1.4cm" svg:y="4.914cm" presentation:class="outline">
          <draw:text-box>
            <text:list text:style-name="L2">
              <text:list-item>
                <text:p>In pages by the kernel</text:p>
              </text:list-item>
              <text:list-item>
                <text:p>This keeps security as each page is handed out to one process and so processes boundaries are kept.</text:p>
              </text:list-item>
              <text:list-item>
                <text:p>Historically allocated using the brk(2) system call.</text:p>
              </text:list-item>
              <text:list-item>
                <text:p>Now days allocated using the mmap(2) system call with fd==-1. This is called anonymous mmap.</text:p>
              </text:list-item>
              <text:list-item>
                <text:p>Page size is 4096 on Intel but could be different on other platforms</text:p>
              </text:list-item>
              <text:list-item>
                <text:p>Sometimes on the same platform (like Intel) there are several page sizes.</text:p>
              </text:list-item>
              <text:list-item>
                <text:p>You could ask for huge pages in certain ways (like passing the MAP_HUGETLB flag to mmap(2)).</text:p>
              </text:list-item>
            </text:list>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4" draw:layer="layout" svg:width="25.199cm" svg:height="3.506cm" svg:x="1.4cm" svg:y="0.837cm" presentation:class="title">
          <draw:text-box>
            <text:p>Sharing pages of ram</text:p>
          </draw:text-box>
        </draw:frame>
        <draw:frame presentation:style-name="pr5" draw:layer="layout" svg:width="25.199cm" svg:height="12.178cm" svg:x="1.4cm" svg:y="4.914cm" presentation:class="outline">
          <draw:text-box>
            <text:list text:style-name="L2">
              <text:list-item>
                <text:p>Is allowed in certain cases</text:p>
                <text:list>
                  <text:list-item>
                    <text:p>When two processes agree to share read/write pages (this is called shared memory). There are special APIs for this.</text:p>
                  </text:list-item>
                  <text:list-item>
                    <text:p>When sharing non write memory like code segment or read only segments (e.g. in shared libraries or executables running multiple times)</text:p>
                  </text:list-item>
                  <text:list-item>
                    <text:p>When the kernel does tricks like copy on write in fork(2)</text:p>
                  </text:list-item>
                  <text:list-item>
                    <text:p>Sharing pages with the kernel cache. This is what happens when you mmap(2) a file.</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4" draw:layer="layout" svg:width="25.199cm" svg:height="3.506cm" svg:x="1.4cm" svg:y="0.837cm" presentation:class="title">
          <draw:text-box>
            <text:p>The kernel lies...</text:p>
          </draw:text-box>
        </draw:frame>
        <draw:frame presentation:style-name="pr5" draw:layer="layout" svg:width="25.199cm" svg:height="12.178cm" svg:x="1.4cm" svg:y="4.914cm" presentation:class="outline">
          <draw:text-box>
            <text:list text:style-name="L2">
              <text:list-item>
                <text:p>When allocating memory the kernel promises memory but does not really allocate it.</text:p>
              </text:list-item>
              <text:list-item>
                <text:p>So all you get is a virtual pointer (%PAGE_SIZE==0) with no memory backing it.</text:p>
              </text:list-item>
              <text:list-item>
                <text:p>It will be allocated using a page fault when you access it.</text:p>
              </text:list-item>
              <text:list-item>
                <text:p>This is called a minor page fault.</text:p>
              </text:list-item>
              <text:list-item>
                <text:p>This is the default behavior.</text:p>
              </text:list-item>
              <text:list-item>
                <text:p>Unless you explicitly want to avoid this (explained later).</text:p>
              </text:list-item>
              <text:list-item>
                <text:p>This is good! (watch top(1) to see why...)</text:p>
              </text:list-item>
              <text:list-item>
                <text:p>This means that checking that the return value of malloc(3) is kind of redundant.</text:p>
              </text:list-item>
              <text:list-item>
                <text:p>The out of memory errors are therefor deferred to runtime instead of allocating time.</text:p>
              </text:list-item>
            </text:list>
          </draw:text-box>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4" draw:layer="layout" svg:width="25.199cm" svg:height="3.506cm" svg:x="1.4cm" svg:y="0.837cm" presentation:class="title">
          <draw:text-box>
            <text:p>Kernel over commits</text:p>
          </draw:text-box>
        </draw:frame>
        <draw:frame presentation:style-name="pr5" draw:layer="layout" svg:width="25.199cm" svg:height="12.178cm" svg:x="1.4cm" svg:y="4.914cm" presentation:class="outline">
          <draw:text-box>
            <text:list text:style-name="L2">
              <text:list-item>
                <text:p>Kernel promises user space more RAM than is physically available. Like a bank.</text:p>
              </text:list-item>
              <text:list-item>
                <text:p>This is good! (check out top(1) for examples)</text:p>
              </text:list-item>
              <text:list-item>
                <text:p>This again means that you will get out of memory errors only at runtime and not at memory allocation time.</text:p>
              </text:list-item>
              <text:list-item>
                <text:p>Unless you want avoid page faults (discusses later).</text:p>
              </text:list-item>
            </text:list>
          </draw:text-box>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4" draw:layer="layout" svg:width="25.199cm" svg:height="3.506cm" svg:x="1.4cm" svg:y="0.837cm" presentation:class="title">
          <draw:text-box>
            <text:p>Swap</text:p>
          </draw:text-box>
        </draw:frame>
        <draw:frame presentation:style-name="pr5" draw:layer="layout" svg:width="25.199cm" svg:height="12.178cm" svg:x="1.4cm" svg:y="4.914cm" presentation:class="outline" presentation:user-transformed="true">
          <draw:text-box>
            <text:list text:style-name="L2">
              <text:list-item>
                <text:p>In order to allow for a situation where sum of all processes RAM is greater than physical RAM the OS implements swap.</text:p>
              </text:list-item>
              <text:list-item>
                <text:p>This is rarely needed today as systems have enough RAM.</text:p>
              </text:list-item>
              <text:list-item>
                <text:p>Using swap today will cause your storage to wear and sometimes your entire system to slow significantly.</text:p>
              </text:list-item>
              <text:list-item>
                <text:p>For server and real time applications swap is horrible. Turn it off.</text:p>
              </text:list-item>
              <text:list-item>
                <text:p>Swap may lead to applications degrading each others performance, non accessible machines and more.</text:p>
              </text:list-item>
              <text:list-item>
                <text:p>Even for desktop today it is debatable if you really need it.</text:p>
              </text:list-item>
              <text:list-item>
                <text:p>All of this said most of todays Linux installation still enable it by default.</text:p>
              </text:list-item>
            </text:list>
          </draw:text-box>
        </draw:frame>
        <presentation:notes draw:style-name="dp2">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4" draw:layer="layout" svg:width="25.199cm" svg:height="3.506cm" svg:x="1.4cm" svg:y="0.837cm" presentation:class="title">
          <draw:text-box>
            <text:p>How does swap work?</text:p>
          </draw:text-box>
        </draw:frame>
        <draw:frame presentation:style-name="pr5" draw:layer="layout" svg:width="25.199cm" svg:height="12.178cm" svg:x="1.4cm" svg:y="4.914cm" presentation:class="outline">
          <draw:text-box>
            <text:list text:style-name="L2">
              <text:list-item>
                <text:p>The kernel uses hardware features to find pages which least used and moves them to some store.</text:p>
              </text:list-item>
              <text:list-item>
                <text:p>This is transparent to software</text:p>
              </text:list-item>
              <text:list-item>
                <text:p>So, if swap is enabled, you cannot count on all of your memory being there.</text:p>
              </text:list-item>
              <text:list-item>
                <text:p>When your software tries to access memory which was swapped a page fault occurs (hardware), the OS your process is put to sleep, fetches the missing page from the the storage and puts it in a newly allocated page which is attached to your process.</text:p>
              </text:list-item>
              <text:list-item>
                <text:p>Your process then continues from the same machine instruction that caused the original page fault.</text:p>
              </text:list-item>
              <text:list-item>
                <text:p>This process is called a <text:span text:style-name="T3">major page fault.</text:span></text:p>
              </text:list-item>
            </text:list>
          </draw:text-box>
        </draw:frame>
        <presentation:notes draw:style-name="dp2">
          <draw:page-thumbnail draw:style-name="gr1"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4" draw:layer="layout" svg:width="25.199cm" svg:height="3.506cm" svg:x="1.4cm" svg:y="0.837cm" presentation:class="title">
          <draw:text-box>
            <text:p>Linux swap features</text:p>
          </draw:text-box>
        </draw:frame>
        <draw:frame presentation:style-name="pr5" draw:layer="layout" svg:width="25.199cm" svg:height="12.178cm" svg:x="1.4cm" svg:y="4.914cm" presentation:class="outline">
          <draw:text-box>
            <text:list text:style-name="L2">
              <text:list-item>
                <text:p>Linux can do swap either on devices or files.</text:p>
              </text:list-item>
              <text:list-item>
                <text:p>Swap on devices is Linux's favorite since it is more efficient.</text:p>
              </text:list-item>
              <text:list-item>
                <text:p>If you use swap then try to do it on a device (in regular installs this is usually the case and the device is a specially created partition).</text:p>
              </text:list-item>
              <text:list-item>
                <text:p>If you can then have the swap device be on a different device than your regular hard drive and not just a partition on it. This will speed up swap since it will take place in parallel to regular IO and so will not slow it down.</text:p>
              </text:list-item>
              <text:list-item>
                <text:p>Linux allows you to define more than one swap option (device or file) and attach a priority to each of them.</text:p>
              </text:list-item>
            </text:list>
          </draw:text-box>
        </draw:frame>
        <presentation:notes draw:style-name="dp2">
          <draw:page-thumbnail draw:style-name="gr1"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4" draw:layer="layout" svg:width="25.199cm" svg:height="3.506cm" svg:x="1.4cm" svg:y="0.837cm" presentation:class="title">
          <draw:text-box>
            <text:p>Configuring swap</text:p>
          </draw:text-box>
        </draw:frame>
        <draw:frame presentation:style-name="pr5" draw:layer="layout" svg:width="25.199cm" svg:height="12.178cm" svg:x="1.4cm" svg:y="4.914cm" presentation:class="outline">
          <draw:text-box>
            <text:list text:style-name="L2">
              <text:list-item>
                <text:p>You can compile your kernel with no swap support. This is rarely done but in some embedded systems it is done to reduce kernel size.</text:p>
              </text:list-item>
              <text:list-item>
                <text:p>In regular systems it is usually configured to be about twice the systems physical RAM and you can find the configuration as a line in <text:span text:style-name="T1">/etc/fstab</text:span>.</text:p>
              </text:list-item>
              <text:list-item>
                <text:p>If you remove this line and reboot no swap will ever be used.</text:p>
              </text:list-item>
              <text:list-item>
                <text:p>You can also use swapon(1) and swapoff(1) to configure swap at run time.</text:p>
              </text:list-item>
              <text:list-item>
                <text:p>Swapon(1) is quite fast but swapoff(1) may take some time as the OS needs to move all of the swapped data to RAM or to another swap device.</text:p>
              </text:list-item>
            </text:list>
          </draw:text-box>
        </draw:frame>
        <presentation:notes draw:style-name="dp2">
          <draw:page-thumbnail draw:style-name="gr1"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4" draw:layer="layout" svg:width="25.199cm" svg:height="3.506cm" svg:x="1.4cm" svg:y="0.837cm" presentation:class="title">
          <draw:text-box>
            <text:p>When there is no more memory...</text:p>
          </draw:text-box>
        </draw:frame>
        <draw:frame presentation:style-name="pr5" draw:layer="layout" svg:width="25.199cm" svg:height="12.178cm" svg:x="1.4cm" svg:y="4.914cm" presentation:class="outline">
          <draw:text-box>
            <text:list text:style-name="L2">
              <text:list-item>
                <text:p>The kernel is supposed to survive user space applications consuming every last bit of RAM.</text:p>
              </text:list-item>
              <text:list-item>
                <text:p>To facilitate this the kernel has a “secret stash” of RAM that it keeps to itself and uses when memory runs short.</text:p>
              </text:list-item>
              <text:list-item>
                <text:p>This means that the kernel will not crash in this case.</text:p>
              </text:list-item>
              <text:list-item>
                <text:p>The kernel usually has a feature called “OOM killer” which, when memory is short, picks a process that consumes large quantities of RAM and kills it.</text:p>
              </text:list-item>
              <text:list-item>
                <text:p>You can tune the OOM killer. For instance android tunes it to only kill “apps” and not critial android services.</text:p>
              </text:list-item>
            </text:list>
          </draw:text-box>
        </draw:frame>
        <presentation:notes draw:style-name="dp2">
          <draw:page-thumbnail draw:style-name="gr1"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4" draw:layer="layout" svg:width="25.199cm" svg:height="3.506cm" svg:x="1.4cm" svg:y="0.837cm" presentation:class="title">
          <draw:text-box>
            <text:p>Seeing page faults</text:p>
          </draw:text-box>
        </draw:frame>
        <draw:frame presentation:style-name="pr5" draw:layer="layout" svg:width="25.199cm" svg:height="12.178cm" svg:x="1.4cm" svg:y="4.914cm" presentation:class="outline">
          <draw:text-box>
            <text:list text:style-name="L2">
              <text:list-item>
                <text:p>Use ps(1) and see the min_flt and maj_flt fields.</text:p>
              </text:list-item>
              <text:list-item>
                <text:p>Example <text:span text:style-name="T1">“ps -p [pid] -o min_flt,maj_flt</text:span>”</text:p>
              </text:list-item>
              <text:list-item>
                <text:p>Or you can find them in fields 10 and 12 of <text:span text:style-name="T1">/proc/[pid]/stat</text:span></text:p>
              </text:list-item>
              <text:list-item>
                <text:p><text:span text:style-name="T2">Example </text:span><text:span text:style-name="T1">“cut -d " " -f 1,2,10,12 /proc/[pid]/stat”</text:span></text:p>
              </text:list-item>
              <text:list-item>
                <text:p><text:span text:style-name="T2">Note that you will always have some page faults, even if you try to avoid them because the startup of your process will cause some.</text:span></text:p>
              </text:list-item>
            </text:list>
          </draw:text-box>
        </draw:frame>
        <presentation:notes draw:style-name="dp2">
          <draw:page-thumbnail draw:style-name="gr1" draw:layer="layout" svg:width="13.968cm" svg:height="10.476cm" svg:x="3.81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4" draw:layer="layout" svg:width="25.199cm" svg:height="3.506cm" svg:x="1.4cm" svg:y="0.837cm" presentation:class="title">
          <draw:text-box>
            <text:p>Avoiding page faults</text:p>
          </draw:text-box>
        </draw:frame>
        <draw:frame presentation:style-name="pr5" draw:layer="layout" svg:width="25.199cm" svg:height="12.178cm" svg:x="1.4cm" svg:y="4.914cm" presentation:class="outline" presentation:user-transformed="true">
          <draw:text-box>
            <text:list text:style-name="L2">
              <text:list-item>
                <text:p>As regular user you can:</text:p>
                <text:list>
                  <text:list-item>
                    <text:p>Call malloc(3) and then memset(3) or bzero(3) on the pointer you get.</text:p>
                  </text:list-item>
                  <text:list-item>
                    <text:p>If you call mmap(2) then pass the MAP_POPULATE flag to get “real” memory.</text:p>
                  </text:list-item>
                  <text:list-item>
                    <text:p>Pre-allocate the stack (put large data on it or call fibonacci(10000))</text:p>
                  </text:list-item>
                  <text:list-item>
                    <text:p>Access all your global data.</text:p>
                  </text:list-item>
                </text:list>
              </text:list-item>
              <text:list-item>
                <text:p>But you can still suffer from binary and shared library page faults.</text:p>
              </text:list-item>
              <text:list-item>
                <text:p>As privileged user you can:</text:p>
                <text:list>
                  <text:list-item>
                    <text:p>Disable the swap.</text:p>
                  </text:list-item>
                  <text:list-item>
                    <text:p>Call mlock(2) which will guarantee you wont get any page faults.</text:p>
                  </text:list-item>
                </text:list>
              </text:list-item>
            </text:list>
          </draw:text-box>
        </draw:frame>
        <presentation:notes draw:style-name="dp2">
          <draw:page-thumbnail draw:style-name="gr1" draw:layer="layout" svg:width="13.968cm" svg:height="10.476cm" svg:x="3.81cm" svg:y="2.123cm" draw:page-number="31" presentation:class="page"/>
          <draw:frame presentation:style-name="pr3"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4" draw:layer="layout" svg:width="25.199cm" svg:height="3.506cm" svg:x="1.4cm" svg:y="0.837cm" presentation:class="title">
          <draw:text-box>
            <text:p>Giving yourself permission to lock memory with mlock(2)</text:p>
          </draw:text-box>
        </draw:frame>
        <draw:frame presentation:style-name="pr5" draw:layer="layout" svg:width="25.199cm" svg:height="12.178cm" svg:x="1.4cm" svg:y="4.914cm" presentation:class="outline">
          <draw:text-box>
            <text:list text:style-name="L2">
              <text:list-item>
                <text:p>Add a file in /etc/security/limits.d/[your name].conf</text:p>
              </text:list-item>
              <text:list-item>
                <text:p>In that file add a line like:</text:p>
              </text:list-item>
              <text:list-item>
                <text:p><text:span text:style-name="T1">“</text:span><text:span text:style-name="T1">[username] – memlock unlimited”</text:span></text:p>
              </text:list-item>
              <text:list-item>
                <text:p><text:span text:style-name="T2">Only new logins will get the new security credentials since security credentials are carried from parent to child and are only set on login.</text:span></text:p>
              </text:list-item>
            </text:list>
          </draw:text-box>
        </draw:frame>
        <presentation:notes draw:style-name="dp2">
          <draw:page-thumbnail draw:style-name="gr1" draw:layer="layout" svg:width="13.968cm" svg:height="10.476cm" svg:x="3.81cm" svg:y="2.123cm" draw:page-number="32"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2-28T21:39:10.204693030</meta:creation-date>
    <meta:editing-duration>PT5M3S</meta:editing-duration>
    <meta:editing-cycles>4</meta:editing-cycles>
    <dc:date>2013-12-29T07:30:41.399783501</dc:date>
    <meta:generator>LibreOffice/4.1.3.2$Linux_x86 LibreOffice_project/410m0$Build-2</meta:generator>
    <meta:document-statistic meta:object-count="146"/>
  </office:meta>
</office:document-meta>
</file>